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30_12-28-0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30_13-35-34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38403 E-139-34-49.270019</text:p>
          </table:table-cell>
          <table:table-cell table:style-name="ce35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30_17-12-57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日誌</text:p>
          </table:table-cell>
          <table:table-cell table:style-name="ce18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5" table:formula="of:=IF([.E4]=&quot;&quot;;[.C4];CONCATENATE([.C4];&quot; / &quot;;[.E4]))" office:value-type="string" office:string-value=":m 東和 PHOTO / 210129f / 武蔵新田駅 / 武蔵新田Ⅱプロジェクト / １名 / ホクシン設備（合田工務店） / 日誌">
            <text:p>:m 東和 PHOTO / 210129f / 武蔵新田駅 / 武蔵新田Ⅱプロジェクト / １名 / ホクシン設備（合田工務店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30_17-13-15_000.jpg</text:p>
          </table:table-cell>
          <table:table-cell table:style-name="ce8" office:value-type="string">
            <text:p>:m :篠笛,shinobue 1*1 / session-memo / s.1:genr=習作,for=~,score+,memo~,key=h-3,other=cont.from.0128,start-note=4h \\\ s.2:R=1,score+,time-sig=4*6</text:p>
          </table:table-cell>
          <table:table-cell table:style-name="ce19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5]=&quot;&quot;;[.C5];CONCATENATE([.C5];&quot; / &quot;;[.E5]))" office:value-type="string" office:string-value=":m :篠笛,shinobue 1*1 / session-memo / s.1:genr=習作,for=~,score+,memo~,key=h-3,other=cont.from.0128,start-note=4h \\\ s.2:R=1,score+,time-sig=4*6">
            <text:p>:m :篠笛,shinobue 1*1 / session-memo / s.1:genr=習作,for=~,score+,memo~,key=h-3,other=cont.from.0128,start-note=4h \\\ s.2:R=1,score+,time-sig=4*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30_17-13-38_000.jpg</text:p>
          </table:table-cell>
          <table:table-cell table:style-name="ce8" office:value-type="string">
            <text:p>:m 1*1 RES / JVEMV6 64#85_3 / 『トピカ』 著者=アリストテレス、宮内璋 / p.12 / w:~,topic:推論 / N+</text:p>
          </table:table-cell>
          <table:table-cell table:style-name="ce19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5" table:formula="of:=IF([.E6]=&quot;&quot;;[.C6];CONCATENATE([.C6];&quot; / &quot;;[.E6]))" office:value-type="string" office:string-value=":m 1*1 RES / JVEMV6 64#85_3 / 『トピカ』 著者=アリストテレス、宮内璋 / p.12 / w:~,topic:推論 / N+">
            <text:p>:m 1*1 RES / JVEMV6 64#85_3 / 『トピカ』 著者=アリストテレス、宮内璋 / p.12 / w:~,topic:推論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30_21-09-06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93334 E-139-34-49.434814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31_02-16-25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 office:value-type="string">
            <text:p>N-35-35-28.642272 E-139-34-49.105224</text:p>
          </table:table-cell>
          <table:table-cell table:style-name="ce35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31_07-27-46_000.jpg</text:p>
          </table:table-cell>
          <table:table-cell table:style-name="ce8" office:value-type="string">
            <text:p>:m :篠笛,shinobue 1*1 / session-memo / s.1:genr=習作,for=~,score+,memo~,key=~,other=~,start-note=~</text:p>
          </table:table-cell>
          <table:table-cell table:style-name="ce19"/>
          <table:table-cell table:style-name="ce4"/>
          <table:table-cell table:style-name="ce4" office:value-type="string">
            <text:p>N-35-35-28.656005 E-139-34-48.995361</text:p>
          </table:table-cell>
          <table:table-cell table:style-name="ce35" table:formula="of:=IF([.E9]=&quot;&quot;;[.C9];CONCATENATE([.C9];&quot; / &quot;;[.E9]))" office:value-type="string" office:string-value=":m :篠笛,shinobue 1*1 / session-memo / s.1:genr=習作,for=~,score+,memo~,key=~,other=~,start-note=~">
            <text:p>:m :篠笛,shinobue 1*1 / session-memo / s.1:genr=習作,for=~,score+,memo~,key=~,other=~,start-not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30_13-25-18_000.mid</text:p>
          </table:table-cell>
          <table:table-cell table:style-name="ce8" office:value-type="string">
            <text:p>:in-mid / app=perfect-piano / 演奏、play / id-2021-0130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in-mid / app=perfect-piano / 演奏、play / id-2021-0130-1 / category=melody,inst=~,for=~,genre=~">
            <text:p>:in-mid / app=perfect-piano / 演奏、play / id-2021-0130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30_15-23-10_000.mid</text:p>
          </table:table-cell>
          <table:table-cell table:style-name="ce8" office:value-type="string">
            <text:p>:in-mid / app=perfect-piano / 演奏、play / id-2021-0130-2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in-mid / app=perfect-piano / 演奏、play / id-2021-0130-2 / category=melody,inst=~,for=~,genre=~">
            <text:p>:in-mid / app=perfect-piano / 演奏、play / id-2021-0130-2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30_18-14-15_000.mp4</text:p>
          </table:table-cell>
          <table:table-cell table:style-name="ce8" office:value-type="string">
            <text:p>:VIDEO / @自室 / 記録 / jap.flute / 演奏、play / f-2021-0130-1 / genr=f-N</text:p>
          </table:table-cell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室 / 記録 / jap.flute / 演奏、play / f-2021-0130-1 / genr=f-N">
            <text:p>:VIDEO / @自室 / 記録 / jap.flute / 演奏、play / f-2021-0130-1 / genr=f-N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30_22-42-40_000.mid</text:p>
          </table:table-cell>
          <table:table-cell table:style-name="ce8" office:value-type="string">
            <text:p>:in-mid / app=perfect-piano / 演奏、play / id-2021-0130-3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in-mid / app=perfect-piano / 演奏、play / id-2021-0130-3 / category=melody,inst=~,for=~,genre=~">
            <text:p>:in-mid / app=perfect-piano / 演奏、play / id-2021-0130-3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30_23-55-30_000.mid</text:p>
          </table:table-cell>
          <table:table-cell table:style-name="ce8" office:value-type="string">
            <text:p>:in-mid / app=perfect-piano / 演奏、play / id-2021-0130-4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in-mid / app=perfect-piano / 演奏、play / id-2021-0130-4 / category=melody,inst=~,for=~,genre=~">
            <text:p>:in-mid / app=perfect-piano / 演奏、play / id-2021-0130-4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31_07-29-22_000.mid</text:p>
          </table:table-cell>
          <table:table-cell table:style-name="ce8" office:value-type="string">
            <text:p>:in-mid / app=perfect-piano / 演奏、play / id-2021-0131-1 / category=melody,inst=~,for=dance,genre=~</text:p>
          </table:table-cell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in-mid / app=perfect-piano / 演奏、play / id-2021-0131-1 / category=melody,inst=~,for=dance,genre=~">
            <text:p>:in-mid / app=perfect-piano / 演奏、play / id-2021-0131-1 / category=melody,inst=~,for=dance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3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3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2021/01/31</text:date>, <text:time>08:0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31T08:04:08.72</dc:date>
    <dc:creator>iwabuchi ken</dc:creator>
    <meta:editing-duration>P30DT20H2M22S</meta:editing-duration>
    <meta:editing-cycles>11492</meta:editing-cycles>
    <meta:document-statistic meta:table-count="1" meta:cell-count="456" meta:object-count="0"/>
  </office:meta>
</office:document-meta>
</file>